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00000018F489DDBFA461B1C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FreeSans1" svg:font-family="FreeSans" style:font-family-generic="swiss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Negrita" style:font-family-generic="swiss" style:font-pitch="variable"/>
    <style:font-face style:name="DejaVu Sans Condensed" svg:font-family="'DejaVu Sans Condensed'" style:font-adornments="Condensada" style:font-family-generic="swiss" style:font-pitch="variable"/>
    <style:font-face style:name="DejaVu Sans Condensed1" svg:font-family="'DejaVu Sans Condensed'" style:font-adornments="Condensada negrit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9cm" fo:margin-left="0.011cm" fo:margin-top="0cm" fo:margin-bottom="0cm" table:align="left" style:writing-mode="lr-tb"/>
    </style:style>
    <style:style style:name="Tabla3.A" style:family="table-column">
      <style:table-column-properties style:column-width="3.889cm"/>
    </style:style>
    <style:style style:name="Tabla3.B" style:family="table-column">
      <style:table-column-properties style:column-width="13.201cm"/>
    </style:style>
    <style:style style:name="Tabla3.1" style:family="table-row">
      <style:table-row-properties style:min-row-height="0.9cm" fo:keep-together="auto"/>
    </style:style>
    <style:style style:name="Tabla3.A1" style:family="table-cell">
      <style:table-cell-properties style:vertical-align="middle" fo:background-color="#054c8f" fo:padding-left="0.042cm" fo:padding-right="0.097cm" fo:padding-top="0.097cm" fo:padding-bottom="0.097cm" fo:border-left="0.25pt solid #ffffff" fo:border-right="none" fo:border-top="0.25pt solid #ffffff" fo:border-bottom="0.25pt solid #ffffff">
        <style:background-image/>
      </style:table-cell-properties>
    </style:style>
    <style:style style:name="Tabla3.B1" style:family="table-cell">
      <style:table-cell-properties style:vertical-align="middle" fo:background-color="#054c8f" fo:padding-left="0.042cm" fo:padding-right="0.097cm" fo:padding-top="0.097cm" fo:padding-bottom="0.097cm" fo:border="0.25pt solid #ffffff">
        <style:background-image/>
      </style:table-cell-properties>
    </style:style>
    <style:style style:name="Tabla3.B2" style:family="table-cell">
      <style:table-cell-properties style:vertical-align="middle" fo:background-color="#ffffff" fo:padding-left="0.042cm" fo:padding-right="0.097cm" fo:padding-top="0.097cm" fo:padding-bottom="0.097cm" fo:border="0.25pt solid #dddddd">
        <style:background-image/>
      </style:table-cell-properties>
    </style:style>
    <style:style style:name="Tabla3.A3" style:family="table-cell">
      <style:table-cell-properties style:vertical-align="middle" fo:background-color="#054c8f" fo:padding-left="0.042cm" fo:padding-right="0.097cm" fo:padding-top="0.097cm" fo:padding-bottom="0.097cm" fo:border-left="0.25pt solid #ffffff" fo:border-right="none" fo:border-top="none" fo:border-bottom="0.25pt solid #ffffff">
        <style:background-image/>
      </style:table-cell-properties>
    </style:style>
    <style:style style:name="Tabla3.B3" style:family="table-cell">
      <style:table-cell-properties style:vertical-align="middle" fo:background-color="#eeeeee" fo:padding-left="0.042cm" fo:padding-right="0.097cm" fo:padding-top="0.097cm" fo:padding-bottom="0.097cm" fo:border-left="0.25pt solid #dddddd" fo:border-right="0.25pt solid #dddddd" fo:border-top="none" fo:border-bottom="0.25pt solid #dddddd">
        <style:background-image/>
      </style:table-cell-properties>
    </style:style>
    <style:style style:name="Tabla3.B5" style:family="table-cell">
      <style:table-cell-properties style:vertical-align="middle" fo:background-color="#eeeeee" fo:padding-left="0.042cm" fo:padding-right="0.097cm" fo:padding-top="0.097cm" fo:padding-bottom="0.097cm" fo:border="0.25pt solid #dddddd">
        <style:background-image/>
      </style:table-cell-properties>
    </style:style>
    <style:style style:name="Tabla4" style:family="table">
      <style:table-properties style:width="17.09cm" fo:margin-left="0.011cm" fo:margin-top="0cm" fo:margin-bottom="0cm" table:align="left" style:writing-mode="lr-tb"/>
    </style:style>
    <style:style style:name="Tabla4.A" style:family="table-column">
      <style:table-column-properties style:column-width="4.272cm"/>
    </style:style>
    <style:style style:name="Tabla4.D" style:family="table-column">
      <style:table-column-properties style:column-width="4.274cm"/>
    </style:style>
    <style:style style:name="Tabla4.1" style:family="table-row">
      <style:table-row-properties style:min-row-height="0.9cm" fo:keep-together="auto"/>
    </style:style>
    <style:style style:name="Tabla4.A1" style:family="table-cell">
      <style:table-cell-properties style:vertical-align="middle" fo:background-color="#054c8f" fo:padding-left="0.042cm" fo:padding-right="0.097cm" fo:padding-top="0.097cm" fo:padding-bottom="0.097cm" fo:border-left="0.25pt solid #ffffff" fo:border-right="none" fo:border-top="0.25pt solid #ffffff" fo:border-bottom="0.25pt solid #ffffff">
        <style:background-image/>
      </style:table-cell-properties>
    </style:style>
    <style:style style:name="Tabla4.B1" style:family="table-cell">
      <style:table-cell-properties style:vertical-align="middle" fo:background-color="#054c8f" fo:padding-left="0.042cm" fo:padding-right="0.097cm" fo:padding-top="0.097cm" fo:padding-bottom="0.097cm" fo:border-left="none" fo:border-right="none" fo:border-top="0.25pt solid #ffffff" fo:border-bottom="0.25pt solid #ffffff">
        <style:background-image/>
      </style:table-cell-properties>
    </style:style>
    <style:style style:name="Tabla4.D1" style:family="table-cell">
      <style:table-cell-properties style:vertical-align="middle" fo:background-color="#054c8f" fo:padding-left="0.042cm" fo:padding-right="0.097cm" fo:padding-top="0.097cm" fo:padding-bottom="0.097cm" fo:border-left="none" fo:border-right="0.25pt solid #ffffff" fo:border-top="0.25pt solid #ffffff" fo:border-bottom="0.25pt solid #ffffff">
        <style:background-image/>
      </style:table-cell-properties>
    </style:style>
    <style:style style:name="Tabla4.A2" style:family="table-cell">
      <style:table-cell-properties style:vertical-align="middle" fo:background-color="#ffffff" fo:padding-left="0.042cm" fo:padding-right="0.097cm" fo:padding-top="0.097cm" fo:padding-bottom="0.097cm" fo:border-left="0.25pt solid #dddddd" fo:border-right="none" fo:border-top="0.25pt solid #dddddd" fo:border-bottom="0.25pt solid #dddddd">
        <style:background-image/>
      </style:table-cell-properties>
    </style:style>
    <style:style style:name="Tabla4.B2" style:family="table-cell">
      <style:table-cell-properties style:vertical-align="middle" fo:background-color="#ffffff" fo:padding-left="0.042cm" fo:padding-right="0.097cm" fo:padding-top="0.097cm" fo:padding-bottom="0.097cm" fo:border-left="none" fo:border-right="none" fo:border-top="0.25pt solid #dddddd" fo:border-bottom="0.25pt solid #dddddd">
        <style:background-image/>
      </style:table-cell-properties>
    </style:style>
    <style:style style:name="Tabla4.D2" style:family="table-cell">
      <style:table-cell-properties style:vertical-align="middle" fo:background-color="#ffffff" fo:padding-left="0.042cm" fo:padding-right="0.097cm" fo:padding-top="0.097cm" fo:padding-bottom="0.097cm" fo:border-left="none" fo:border-right="0.25pt solid #dddddd" fo:border-top="0.25pt solid #dddddd" fo:border-bottom="0.25pt solid #dddddd">
        <style:background-image/>
      </style:table-cell-properties>
    </style:style>
    <style:style style:name="Tabla4.A3" style:family="table-cell">
      <style:table-cell-properties style:vertical-align="middle" fo:background-color="#eeeeee" fo:padding-left="0.042cm" fo:padding-right="0.097cm" fo:padding-top="0.097cm" fo:padding-bottom="0.097cm" fo:border-left="0.25pt solid #dddddd" fo:border-right="none" fo:border-top="none" fo:border-bottom="0.25pt solid #dddddd">
        <style:background-image/>
      </style:table-cell-properties>
    </style:style>
    <style:style style:name="Tabla4.B3" style:family="table-cell">
      <style:table-cell-properties style:vertical-align="middle" fo:background-color="#eeeeee" fo:padding-left="0.042cm" fo:padding-right="0.097cm" fo:padding-top="0.097cm" fo:padding-bottom="0.097cm" fo:border-left="none" fo:border-right="none" fo:border-top="none" fo:border-bottom="0.25pt solid #dddddd">
        <style:background-image/>
      </style:table-cell-properties>
    </style:style>
    <style:style style:name="Tabla4.D3" style:family="table-cell">
      <style:table-cell-properties style:vertical-align="middle" fo:background-color="#eeeeee" fo:padding-left="0.042cm" fo:padding-right="0.097cm" fo:padding-top="0.097cm" fo:padding-bottom="0.097cm" fo:border-left="none" fo:border-right="0.25pt solid #dddddd" fo:border-top="none" fo:border-bottom="0.25pt solid #dddddd">
        <style:background-image/>
      </style:table-cell-properties>
    </style:style>
    <style:style style:name="P1" style:family="paragraph" style:parent-style-name="Header">
      <style:text-properties fo:font-size="12pt" style:font-size-asian="12pt" style:font-size-complex="12pt"/>
    </style:style>
    <style:style style:name="P2" style:family="paragraph" style:parent-style-name="Header">
      <style:paragraph-properties fo:text-align="start" style:justify-single-word="false"/>
      <style:text-properties fo:font-size="20pt" officeooo:paragraph-rsid="002d7318" style:font-size-asian="20pt" style:font-size-complex="20pt"/>
    </style:style>
    <style:style style:name="P3" style:family="paragraph" style:parent-style-name="Header">
      <style:paragraph-properties fo:text-align="start" style:justify-single-word="false"/>
      <style:text-properties fo:font-size="16pt" officeooo:rsid="002ea92c" officeooo:paragraph-rsid="002d7318" style:font-size-asian="16pt" style:font-size-complex="16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text-properties fo:font-size="2pt" officeooo:rsid="002ea92c" officeooo:paragraph-rsid="002ea92c" style:font-size-asian="1.75pt" style:font-size-complex="2pt"/>
    </style:style>
    <style:style style:name="P7" style:family="paragraph" style:parent-style-name="Standard">
      <style:text-properties officeooo:paragraph-rsid="002acc6b"/>
    </style:style>
    <style:style style:name="P8" style:family="paragraph" style:parent-style-name="Text_20_body">
      <style:text-properties officeooo:paragraph-rsid="002591f5"/>
    </style:style>
    <style:style style:name="P9" style:family="paragraph" style:parent-style-name="Text_20_body">
      <style:text-properties officeooo:rsid="002fef53" officeooo:paragraph-rsid="002fef53"/>
    </style:style>
    <style:style style:name="P10" style:family="paragraph" style:parent-style-name="Text_20_body">
      <style:text-properties officeooo:paragraph-rsid="002c1e60"/>
    </style:style>
    <style:style style:name="P11" style:family="paragraph" style:parent-style-name="Text_20_body">
      <style:text-properties officeooo:paragraph-rsid="0031d045"/>
    </style:style>
    <style:style style:name="P12" style:family="paragraph" style:parent-style-name="Subtitle">
      <style:text-properties officeooo:paragraph-rsid="002f5c35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able_20_Contents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fo:font-weight="bold" officeooo:paragraph-rsid="0026ba48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31d045" officeooo:paragraph-rsid="0031d045"/>
    </style:style>
    <style:style style:name="P17" style:family="paragraph" style:parent-style-name="Table_20_Heading">
      <style:text-properties fo:color="#ffffff"/>
    </style:style>
    <style:style style:name="P18" style:family="paragraph" style:parent-style-name="Table_20_Heading">
      <style:paragraph-properties fo:text-align="center" style:justify-single-word="false"/>
      <style:text-properties fo:color="#ffffff" fo:font-weight="bold" style:font-weight-asian="bold" style:font-weight-complex="bold"/>
    </style:style>
    <style:style style:name="P19" style:family="paragraph" style:parent-style-name="Table_20_Heading">
      <style:text-properties fo:color="#ffffff" officeooo:rsid="0031d045" officeooo:paragraph-rsid="0031d045"/>
    </style:style>
    <style:style style:name="P20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22" style:family="paragraph" style:parent-style-name="Text_20_body" style:list-style-name="WWNum1"/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6">
      <style:paragraph-properties fo:text-align="start" style:justify-single-word="false"/>
    </style:style>
    <style:style style:name="P28" style:family="paragraph" style:parent-style-name="Heading_20_1">
      <style:text-properties officeooo:paragraph-rsid="002f5c35"/>
    </style:style>
    <style:style style:name="P29" style:family="paragraph" style:parent-style-name="Heading_20_1">
      <style:text-properties officeooo:rsid="002fef53" officeooo:paragraph-rsid="002fef53"/>
    </style:style>
    <style:style style:name="P30" style:family="paragraph" style:parent-style-name="Heading_20_1">
      <style:text-properties officeooo:rsid="00330762" officeooo:paragraph-rsid="00330762"/>
    </style:style>
    <style:style style:name="P31" style:family="paragraph" style:parent-style-name="Heading_20_1">
      <style:text-properties officeooo:paragraph-rsid="0031d045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able_20_Contents" style:list-style-name="L5"/>
    <style:style style:name="P34" style:family="paragraph" style:parent-style-name="Table_20_Contents" style:list-style-name="L5">
      <style:text-properties officeooo:paragraph-rsid="0026ba48"/>
    </style:style>
    <style:style style:name="P35" style:family="paragraph" style:parent-style-name="Table_20_Contents" style:list-style-name="L5">
      <style:text-properties officeooo:paragraph-rsid="001a5daf"/>
    </style:style>
    <style:style style:name="P36" style:family="paragraph" style:parent-style-name="Table_20_Contents" style:list-style-name="L5">
      <style:text-properties officeooo:paragraph-rsid="00300ff1"/>
    </style:style>
    <style:style style:name="P37" style:family="paragraph" style:parent-style-name="Heading_20_2">
      <style:text-properties officeooo:paragraph-rsid="00330762"/>
    </style:style>
    <style:style style:name="T1" style:family="text">
      <style:text-properties officeooo:rsid="002ea92c"/>
    </style:style>
    <style:style style:name="T2" style:family="text">
      <style:text-properties officeooo:rsid="002591f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2c44"/>
    </style:style>
    <style:style style:name="T5" style:family="text">
      <style:text-properties officeooo:rsid="00196521"/>
    </style:style>
    <style:style style:name="T6" style:family="text">
      <style:text-properties officeooo:rsid="001a5daf"/>
    </style:style>
    <style:style style:name="T7" style:family="text">
      <style:text-properties officeooo:rsid="001d3a15"/>
    </style:style>
    <style:style style:name="T8" style:family="text">
      <style:text-properties officeooo:rsid="00233da8"/>
    </style:style>
    <style:style style:name="T9" style:family="text">
      <style:text-properties officeooo:rsid="0026ba48"/>
    </style:style>
    <style:style style:name="T10" style:family="text">
      <style:text-properties officeooo:rsid="0023aa4a"/>
    </style:style>
    <style:style style:name="T11" style:family="text">
      <style:text-properties officeooo:rsid="00297525"/>
    </style:style>
    <style:style style:name="T12" style:family="text">
      <style:text-properties officeooo:rsid="00292350"/>
    </style:style>
    <style:style style:name="T13" style:family="text">
      <style:text-properties officeooo:rsid="00292c87"/>
    </style:style>
    <style:style style:name="T14" style:family="text">
      <style:text-properties fo:color="#000000" style:font-name="Calibri" fo:font-size="10pt" officeooo:rsid="00292c87" fo:background-color="#ffffff" loext:char-shading-value="0"/>
    </style:style>
    <style:style style:name="T15" style:family="text">
      <style:text-properties officeooo:rsid="002c1e60"/>
    </style:style>
    <style:style style:name="T16" style:family="text">
      <style:text-properties officeooo:rsid="002fef53"/>
    </style:style>
    <style:style style:name="T17" style:family="text">
      <style:text-properties fo:font-size="12pt" style:rfc-language-tag="es-ES-u-co-trad" fo:language="es" fo:country="ES" style:font-size-asian="12pt" style:font-size-complex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language="pt" fo:country="PT" style:font-size-asian="12pt" style:font-size-complex="12pt"/>
    </style:style>
    <style:style style:name="T20" style:family="text">
      <style:text-properties fo:font-size="12pt" fo:language="it" fo:country="IT" style:font-size-asian="12pt" style:font-size-complex="12pt"/>
    </style:style>
    <style:style style:name="T21" style:family="text">
      <style:text-properties officeooo:rsid="00300ff1"/>
    </style:style>
    <style:style style:name="T22" style:family="text">
      <style:text-properties officeooo:rsid="003307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Máster en Blockchain</text:p>
      <text:p text:style-name="P12">Smart Contracts</text:p>
      <text:p text:style-name="P12">y Criptoeconomía</text:p>
      <text:p text:style-name="Text_20_body"/>
      <text:p text:style-name="Text_20_body"/>
      <text:p text:style-name="Text_20_body"/>
      <text:p text:style-name="Text_20_body"/>
      <text:p text:style-name="P2">SYLLABUS TECNOLOGÍAS DE INTERNET</text:p>
      <text:p text:style-name="P3">v1.0 12/11/2018-09/12/2018</text:p>
      <text:p text:style-name="Text_20_body"/>
      <text:p text:style-name="Text_20_body"/>
      <text:p text:style-name="P7"><text:span text:style-name="T3">Profesor</text:span>: Adolfo Sanz de Diego, <text:s/><text:a xlink:type="simple" xlink:href="mailto:adolfo.sanz@uah.es" text:style-name="Internet_20_link" text:visited-style-name="Visited_20_Internet_20_Link"><text:span text:style-name="T12">adolfo.sanz@uah.es</text:span></text:a></text:p>
      <text:p text:style-name="Standard"><text:span text:style-name="T3">Coordinador</text:span>: Jorge Vallet Fernández, <text:a xlink:type="simple" xlink:href="mailto:jorge.vallet@uah.es" text:style-name="Internet_20_link" text:visited-style-name="Visited_20_Internet_20_Link"><text:span text:style-name="Internet_20_link">jorge.vallet@uah.es</text:span></text:a> </text:p>
      <text:p text:style-name="Text_20_body"/>
      <text:table-of-content text:style-name="Sect1" text:protected="true" text:name="Sumario1">
        <text:table-of-content-source text:outline-level="8">
          <text:index-title-template text:style-name="Contents_20_Heading">TABLA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TABLA DE CONTENIDO</text:p>
          </text:index-title>
          <text:p text:style-name="P21"><text:a xlink:type="simple" xlink:href="#__RefHeading___Toc1879_310977548" text:style-name="Index_20_Link" text:visited-style-name="Index_20_Link">I. <text:s/>OBJETIVOS<text:tab/>3</text:a></text:p>
          <text:p text:style-name="P21"><text:a xlink:type="simple" xlink:href="#__RefHeading___Toc1881_310977548" text:style-name="Index_20_Link" text:visited-style-name="Index_20_Link">II. <text:s/>REQUISITOS PREVIOS<text:tab/>4</text:a></text:p>
          <text:p text:style-name="P21"><text:a xlink:type="simple" xlink:href="#__RefHeading___Toc1883_310977548" text:style-name="Index_20_Link" text:visited-style-name="Index_20_Link">III. <text:s/>METODOLOGÍA<text:tab/>5</text:a></text:p>
          <text:p text:style-name="P21"><text:a xlink:type="simple" xlink:href="#__RefHeading___Toc1885_310977548" text:style-name="Index_20_Link" text:visited-style-name="Index_20_Link">IV. <text:s/>PROGRAMA<text:tab/>6</text:a></text:p>
          <text:p text:style-name="P20"><text:a xlink:type="simple" xlink:href="#__RefHeading___Toc1887_310977548" text:style-name="Index_20_Link" text:visited-style-name="Index_20_Link">A. <text:s/>Bloque 1: “Redes”<text:tab/>6</text:a></text:p>
          <text:p text:style-name="P20"><text:a xlink:type="simple" xlink:href="#__RefHeading___Toc1889_310977548" text:style-name="Index_20_Link" text:visited-style-name="Index_20_Link">B. <text:s/>Bloque 2: “La web”<text:tab/>6</text:a></text:p>
          <text:p text:style-name="P20"><text:a xlink:type="simple" xlink:href="#__RefHeading___Toc1891_310977548" text:style-name="Index_20_Link" text:visited-style-name="Index_20_Link">C. <text:s/>Bloque 3: “JavaScript”<text:tab/>6</text:a></text:p>
          <text:p text:style-name="P20"><text:a xlink:type="simple" xlink:href="#__RefHeading___Toc1893_310977548" text:style-name="Index_20_Link" text:visited-style-name="Index_20_Link">D. <text:s/>Bloque 4: “Computación”<text:tab/>6</text:a></text:p>
          <text:p text:style-name="P21"><text:a xlink:type="simple" xlink:href="#__RefHeading___Toc1895_310977548" text:style-name="Index_20_Link" text:visited-style-name="Index_20_Link">V. <text:s/>PROGRAMACIÓN<text:tab/>7</text:a></text:p>
          <text:p text:style-name="P21"><text:a xlink:type="simple" xlink:href="#__RefHeading___Toc1897_310977548" text:style-name="Index_20_Link" text:visited-style-name="Index_20_Link">VI. <text:s/>EVALUACIÓN<text:tab/>8</text:a></text:p>
          <text:p text:style-name="P21"><text:a xlink:type="simple" xlink:href="#__RefHeading___Toc1899_310977548" text:style-name="Index_20_Link" text:visited-style-name="Index_20_Link">VII. <text:s/>BIBLIOGRAFÍA<text:tab/>9</text:a></text:p>
          <text:p text:style-name="P20"><text:a xlink:type="simple" xlink:href="#__RefHeading___Toc1901_310977548" text:style-name="Index_20_Link" text:visited-style-name="Index_20_Link">A. <text:s/>BIBLIOGRAFÍA OBLIGATORIA<text:tab/>9</text:a></text:p>
          <text:p text:style-name="P20"><text:a xlink:type="simple" xlink:href="#__RefHeading___Toc1903_310977548" text:style-name="Index_20_Link" text:visited-style-name="Index_20_Link">B. <text:s/>BIBLIOGRAFÍA COMPLEMENTARIA<text:tab/>9</text:a></text:p>
          <text:p text:style-name="P21"><text:a xlink:type="simple" xlink:href="#__RefHeading___Toc1905_310977548" text:style-name="Index_20_Link" text:visited-style-name="Index_20_Link">VIII. <text:s/>PROFESORADO<text:tab/>10</text:a></text:p>
          <text:p text:style-name="P20"><text:a xlink:type="simple" xlink:href="#__RefHeading___Toc1907_310977548" text:style-name="Index_20_Link" text:visited-style-name="Index_20_Link">A. <text:s/>ADOLFO SANZ DE DIEGO<text:tab/>10</text:a></text:p>
        </text:index-body>
      </text:table-of-content>
      <text:p text:style-name="Text_20_body"/>
      <text:h text:style-name="P28" text:outline-level="1"><text:bookmark-start text:name="__RefHeading___Toc1879_310977548"/>OBJETIVOS<text:bookmark-end text:name="__RefHeading___Toc1879_310977548"/></text:h>
      <text:p text:style-name="Text_20_body">El objetivo general <text:span text:style-name="T15">de esta asignatura</text:span> es nivelar a los alumnos en lo referente a los conocimientos básicos de tecnologías <text:span text:style-name="T11">de Internet</text:span> que resultan de vital importancia para el correcto desarrollo del máster. </text:p>
      <text:p text:style-name="Text_20_body">E<text:span text:style-name="T8">sta asignatura</text:span> <text:span text:style-name="T8">es </text:span>de especial interés para todos aquellos alumnos poco familiarizados con las tecnologías de <text:span text:style-name="T11">Internet</text:span>. Aunque será sencillo para aquellos alumnos que provengan de áreas ligadas a las tecnologías de la información, todos los estudiantes deben hacer la evaluación mediante Pruebas de Evaluación Continua (PECs).</text:p>
      <text:p text:style-name="Text_20_body">En concreto, los objetivos de l<text:span text:style-name="T15">a</text:span> <text:span text:style-name="T15">asignatura</text:span> serán:</text:p>
      <text:list xml:id="list904031630" text:style-name="WWNum1">
        <text:list-item>
          <text:p text:style-name="P22">Comprender <text:span text:style-name="T7">los </text:span>modelo<text:span text:style-name="T7">s</text:span> OSI <text:span text:style-name="T7">y TPC/IP</text:span>, <text:span text:style-name="T8">entender la diferencia entre UDP y TCP, </text:span>y familiarizarse con los conceptos básicos de redes.</text:p>
        </text:list-item>
        <text:list-item>
          <text:p text:style-name="P22">Conocer los principales formatos de intercambio de datos en la web (XML y JSON) y las tecnologías <text:span text:style-name="T2">relacionadas con la creación de un sitio web</text:span> (HTML y <text:span text:style-name="T7">CSS</text:span>…)</text:p>
        </text:list-item>
        <text:list-item>
          <text:p text:style-name="P22">Conocer los conceptos fundamentales de programación con JavaScript.</text:p>
        </text:list-item>
        <text:list-item>
          <text:p text:style-name="P22">Conocer los conceptos fundamentales de la computación, como la complejidad computacional, las estructuras de datos, o la teoría de grafos.</text:p>
        </text:list-item>
      </text:list>
      <text:h text:style-name="P29" text:outline-level="1"><text:bookmark-start text:name="__RefHeading___Toc1881_310977548"/>REQUISITOS PREVIOS<text:bookmark-end text:name="__RefHeading___Toc1881_310977548"/></text:h>
      <text:p text:style-name="P9">Recomendable haber cursado el módulo de Nivelación.</text:p>
      <text:h text:style-name="Heading_20_1" text:outline-level="1"><text:bookmark-start text:name="__RefHeading___Toc1883_310977548"/>METODOLOGÍA<text:bookmark-end text:name="__RefHeading___Toc1883_310977548"/></text:h>
      <text:p text:style-name="P8"><text:span text:style-name="T15">La asignatura </text:span>se imparte en modo “flipped class” o <text:a xlink:type="simple" xlink:href="https://es.wikipedia.org/wiki/Aula_invertida" text:style-name="ListLabel_20_2" text:visited-style-name="ListLabel_20_2"><text:span text:style-name="Internet_20_link">aula invertida</text:span></text:a>, lo que implica un estudio previo de los contenidos por parte del alumno, y un trabajo activo en los ejercicios, casos y prácticas, que se complementa con una sesión presencial opcional eminentemente práctica donde se afianzan y se profundiza en los conocimientos y habilidades adquiridas.</text:p>
      <text:p text:style-name="P8">En est<text:span text:style-name="T15">a asignatura</text:span>, el aprendizaje del alumno se hace fundamentalmente mediante el trabajo con ejercicios cortos resueltos y propuestos en los diferentes bloques, dado que se trata de adquirir conceptos a través de la práctica, que después se asume el alumno posee para el resto de l<text:span text:style-name="T15">as asignaturas</text:span> del programa. </text:p>
      <text:h text:style-name="P32" text:outline-level="1"><text:bookmark-start text:name="__RefHeading___Toc1885_310977548"/>PROGRAMA<text:bookmark-end text:name="__RefHeading___Toc1885_310977548"/></text:h>
      <text:p text:style-name="Text_20_body">El programa se estructura en los bloques que se describen a continuación.</text:p>
      <text:h text:style-name="Heading_20_2" text:outline-level="2"><text:bookmark-start text:name="__RefHeading___Toc1887_310977548"/>Bloque <text:span text:style-name="T2">1</text:span>: “Redes”<text:bookmark-end text:name="__RefHeading___Toc1887_310977548"/></text:h>
      <text:list xml:id="list2741103400" text:style-name="L1">
        <text:list-item>
          <text:p text:style-name="P23">Adquisición de los conceptos básicos del modelo OSI <text:span text:style-name="T4">y del modelo TCP/IP, entre ellos conocer la diferencia entre UDP y TCP.</text:span></text:p>
        </text:list-item>
        <text:list-item>
          <text:p text:style-name="P23">Adquisición de <text:span text:style-name="T5">otros</text:span> conceptos <text:span text:style-name="T4">relativos a redes.</text:span></text:p>
        </text:list-item>
      </text:list>
      <text:h text:style-name="Heading_20_2" text:outline-level="2"><text:bookmark-start text:name="__RefHeading___Toc1889_310977548"/>Bloque <text:span text:style-name="T2">2</text:span>: “<text:span text:style-name="T2">La w</text:span>eb”<text:bookmark-end text:name="__RefHeading___Toc1889_310977548"/></text:h>
      <text:list xml:id="list866025868" text:style-name="L2">
        <text:list-item>
          <text:p text:style-name="P24">Uso de formatos de <text:span text:style-name="T2">intercambio de </text:span>datos para la web: XML y JSON.</text:p>
        </text:list-item>
        <text:list-item>
          <text:p text:style-name="P24">Uso de tecnologías <text:span text:style-name="T2">relacionadas con la creación de un sitio web</text:span>: HTML y <text:span text:style-name="T6">CSS</text:span>.</text:p>
        </text:list-item>
      </text:list>
      <text:h text:style-name="Heading_20_2" text:outline-level="2"><text:bookmark-start text:name="__RefHeading___Toc1891_310977548"/>Bloque <text:span text:style-name="T2">3</text:span>: “JavaScript” <text:bookmark-end text:name="__RefHeading___Toc1891_310977548"/></text:h>
      <text:list xml:id="list707177146" text:style-name="L3">
        <text:list-item>
          <text:p text:style-name="P25">Adquisición de los conceptos básicos de JavaScript.</text:p>
        </text:list-item>
        <text:list-item>
          <text:p text:style-name="P25">Uso de JavaScript para hacer peticiones REST.</text:p>
        </text:list-item>
      </text:list>
      <text:h text:style-name="Heading_20_2" text:outline-level="2"><text:bookmark-start text:name="__RefHeading___Toc1893_310977548"/>Bloque <text:span text:style-name="T9">4</text:span>: “<text:span text:style-name="T9">Computación</text:span>” <text:bookmark-end text:name="__RefHeading___Toc1893_310977548"/></text:h>
      <text:list xml:id="list4269450310" text:style-name="L4">
        <text:list-item text:start-value="1">
          <text:p text:style-name="P26">Adquisición del concepto <text:span text:style-name="T9">de </text:span>complejidad computacional, <text:span text:style-name="T9">conociendo </text:span>las distintas clases de complejidad que existen <text:span text:style-name="T9">y </text:span>comprendiendo sus diferencias.</text:p>
        </text:list-item>
        <text:list-item text:start-value="1">
          <text:p text:style-name="P26">Adquisición del concepto <text:span text:style-name="T9">de </text:span>estructura de datos, conoc<text:span text:style-name="T9">iendo</text:span> las distintas estructuras de datos existentes <text:span text:style-name="T9">y </text:span>comprendiendo sus diferencias.</text:p>
        </text:list-item>
        <text:list-item>
          <text:p text:style-name="P26">Adquisición de los conceptos básicos de la teoría de grafos, <text:span text:style-name="T9">conociendo </text:span>los <text:span text:style-name="T9">distintos </text:span>tipos de grafos existentes, y las <text:span text:style-name="T9">distintas </text:span>aplicaciones prácticas del estudio de <text:span text:style-name="T9">dicha</text:span> rama de la ciencia.</text:p>
        </text:list-item>
      </text:list>
      <text:h text:style-name="Heading_20_1" text:outline-level="1"><text:bookmark-start text:name="__RefHeading___Toc1895_310977548"/>PROGRAMACIÓN<text:bookmark-end text:name="__RefHeading___Toc1895_310977548"/></text:h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18">SEMANA</text:p>
            </table:table-cell>
            <table:table-cell table:style-name="Tabla3.B1" office:value-type="string">
              <text:p text:style-name="P17">BLOQUE</text:p>
            </table:table-cell>
          </table:table-row>
        </table:table-header-rows>
        <table:table-row table:style-name="Tabla3.1">
          <table:table-cell table:style-name="Tabla3.A1" office:value-type="string">
            <text:p text:style-name="P14">1<text:span text:style-name="T9">2</text:span>/1<text:span text:style-name="T9">1</text:span> - <text:span text:style-name="T9">18</text:span>/<text:span text:style-name="T9">1</text:span>1</text:p>
          </table:table-cell>
          <table:table-cell table:style-name="Tabla3.B2" office:value-type="string">
            <text:list xml:id="list131214306" text:style-name="L5">
              <text:list-item>
                <text:p text:style-name="P33">BLOQUE 1: “<text:span text:style-name="T9">REDES</text:span>”</text:p>
              </text:list-item>
            </text:list>
          </table:table-cell>
        </table:table-row>
        <table:table-row table:style-name="Tabla3.1">
          <table:table-cell table:style-name="Tabla3.A3" office:value-type="string">
            <text:p text:style-name="P15">1<text:span text:style-name="T9">9</text:span>/1<text:span text:style-name="T9">1</text:span> - <text:span text:style-name="T9">25</text:span>/<text:span text:style-name="T9">1</text:span>1</text:p>
          </table:table-cell>
          <table:table-cell table:style-name="Tabla3.B3" office:value-type="string">
            <text:list xml:id="list200329860101908" text:continue-numbering="true" text:style-name="L5">
              <text:list-item>
                <text:p text:style-name="P34">BLOQUE 2: “<text:span text:style-name="T9">LA WEB</text:span>”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4">2<text:span text:style-name="T9">4</text:span>/<text:span text:style-name="T9">1</text:span>1/<text:span text:style-name="T16">2018</text:span></text:p>
          </table:table-cell>
          <table:table-cell table:style-name="Tabla3.B2" office:value-type="string">
            <text:list xml:id="list200328870801730" text:continue-numbering="true" text:style-name="L5">
              <text:list-item>
                <text:p text:style-name="P33"><text:span text:style-name="T21">CLASE PRESENCIAL*: </text:span>EJERCICIOS BLOQUES 1 Y 2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4">2<text:span text:style-name="T9">6</text:span>/1<text:span text:style-name="T9">1</text:span> - <text:span text:style-name="T9">02</text:span>/1<text:span text:style-name="T9">2</text:span></text:p>
          </table:table-cell>
          <table:table-cell table:style-name="Tabla3.B5" office:value-type="string">
            <text:list xml:id="list200329982817973" text:continue-numbering="true" text:style-name="L5">
              <text:list-item>
                <text:p text:style-name="P35">BLOQUE 3: “<text:span text:style-name="T9">JAVASCRIPT</text:span>”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4"><text:span text:style-name="T9">03</text:span>/1<text:span text:style-name="T9">2</text:span> - 0<text:span text:style-name="T9">9</text:span>/<text:span text:style-name="T9">1</text:span>2</text:p>
          </table:table-cell>
          <table:table-cell table:style-name="Tabla3.B2" office:value-type="string">
            <text:list xml:id="list200330200789344" text:continue-numbering="true" text:style-name="L5">
              <text:list-item>
                <text:p text:style-name="P35">BLOQUE <text:span text:style-name="T9">4</text:span>: “<text:span text:style-name="T9">COMPUTACIÓN</text:span>” 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14">0<text:span text:style-name="T9">8</text:span>/<text:span text:style-name="T9">1</text:span>2/<text:span text:style-name="T16">2018</text:span></text:p>
          </table:table-cell>
          <table:table-cell table:style-name="Tabla3.B5" office:value-type="string">
            <text:list xml:id="list200330130081759" text:continue-numbering="true" text:style-name="L5">
              <text:list-item>
                <text:p text:style-name="P36"><text:span text:style-name="T21">CLASE PRESENCIAL*: </text:span>EJERCICIOS BLOQUES 3 <text:span text:style-name="T11">Y</text:span> 4</text:p>
              </text:list-item>
            </text:list>
          </table:table-cell>
        </table:table-row>
      </table:table>
      <text:p text:style-name="Text_20_body"/>
      <text:p text:style-name="Text_20_body"><text:span text:style-name="T17">Los detalles de la planificación y actividades se encuentran en las Gu</text:span><text:span text:style-name="T18">í</text:span><text:span text:style-name="T19">as de Estudio (GES) de cada uno de los </text:span><text:span text:style-name="T17">bloques de la asignatura</text:span><text:span text:style-name="T18">.</text:span></text:p>
      <text:p text:style-name="Text_20_body"><text:span text:style-name="T18">*1</text:span><text:span text:style-name="T17">0</text:span><text:span text:style-name="T18">:00H-1</text:span><text:span text:style-name="T17">9</text:span><text:span text:style-name="T18">:</text:span><text:span text:style-name="T17">30H en Torre Omb</text:span><text:span text:style-name="T18">ú</text:span><text:span text:style-name="T20">, Calle del Omb</text:span><text:span text:style-name="T18">ú </text:span><text:span text:style-name="T17">3, 28045 Madrid. Consultar siempre el Foro y los Anuncios por posibles cambios de fecha y/</text:span><text:span text:style-name="T19">o lugar.</text:span></text:p>
      <text:p text:style-name="Text_20_body"/>
      <text:h text:style-name="Heading_20_1" text:outline-level="1"><text:bookmark-start text:name="__RefHeading___Toc1897_310977548"/>EVALUACIÓN<text:bookmark-end text:name="__RefHeading___Toc1897_310977548"/></text:h>
      <text:p text:style-name="P10">La evaluación se realiza mediante Pruebas de Evaluación Continua (PEC) descritas en la siguiente tabla. Las fecha de publicación, entrega y calificaciones estarán disponibles a través del Aula Virtual:</text:p>
      <text:p text:style-name="P11"/>
      <table:table table:name="Tabla4" table:style-name="Tabla4">
        <table:table-column table:style-name="Tabla4.A" table:number-columns-repeated="3"/>
        <table:table-column table:style-name="Tabla4.D"/>
        <table:table-header-rows>
          <table:table-row table:style-name="Tabla4.1">
            <table:table-cell table:style-name="Tabla4.A1" office:value-type="string">
              <text:p text:style-name="P19">PRUEBA</text:p>
            </table:table-cell>
            <table:table-cell table:style-name="Tabla4.B1" office:value-type="string">
              <text:p text:style-name="P19">BLOQUES</text:p>
            </table:table-cell>
            <table:table-cell table:style-name="Tabla4.B1" office:value-type="string">
              <text:p text:style-name="P19">PESO</text:p>
            </table:table-cell>
            <table:table-cell table:style-name="Tabla4.D1" office:value-type="string">
              <text:p text:style-name="P19">ENTREGA</text:p>
            </table:table-cell>
          </table:table-row>
        </table:table-header-rows>
        <table:table-row table:style-name="Tabla4.1">
          <table:table-cell table:style-name="Tabla4.A2" office:value-type="string">
            <text:p text:style-name="P16">PEC1</text:p>
          </table:table-cell>
          <table:table-cell table:style-name="Tabla4.B2" office:value-type="string">
            <text:p text:style-name="P16">1 &amp; 2</text:p>
          </table:table-cell>
          <table:table-cell table:style-name="Tabla4.B2" office:value-type="string">
            <text:p text:style-name="P16">50 %</text:p>
          </table:table-cell>
          <table:table-cell table:style-name="Tabla4.D2" office:value-type="string">
            <text:p text:style-name="P16">25/11/2018</text:p>
          </table:table-cell>
        </table:table-row>
        <table:table-row table:style-name="Tabla4.1">
          <table:table-cell table:style-name="Tabla4.A3" office:value-type="string">
            <text:p text:style-name="P16">PEC2</text:p>
          </table:table-cell>
          <table:table-cell table:style-name="Tabla4.B3" office:value-type="string">
            <text:p text:style-name="P16">3 &amp; 4</text:p>
          </table:table-cell>
          <table:table-cell table:style-name="Tabla4.B3" office:value-type="string">
            <text:p text:style-name="P16">50 %</text:p>
          </table:table-cell>
          <table:table-cell table:style-name="Tabla4.D3" office:value-type="string">
            <text:p text:style-name="P16">09/12/2018</text:p>
          </table:table-cell>
        </table:table-row>
      </table:table>
      <text:h text:style-name="P30" text:outline-level="1"><text:bookmark-start text:name="__RefHeading___Toc1899_310977548"/>BIBLIOGRAFÍA<text:bookmark-end text:name="__RefHeading___Toc1899_310977548"/></text:h>
      <text:h text:style-name="Heading_20_2" text:outline-level="2"><text:bookmark-start text:name="__RefHeading___Toc1901_310977548"/>BIBLIOGRAFÍA OBLIGATORIA<text:bookmark-end text:name="__RefHeading___Toc1901_310977548"/></text:h>
      <text:list xml:id="list2266024026" text:style-name="L6">
        <text:list-item>
          <text:p text:style-name="P27">Santos, González, Manuel. Diseño de redes telemáticas, RA-MA Editorial, 2014. ProQuest Ebook Central, <text:a xlink:type="simple" xlink:href="https://ebookcentral.proquest.com/lib/bibalcala/detail.action?docID=3229018" text:style-name="Internet_20_link" text:visited-style-name="Visited_20_Internet_20_Link">https://ebookcentral.proquest.com/lib/bibalcala/detail.action?docID=3229018</text:a> </text:p>
        </text:list-item>
        <text:list-item>
          <text:p text:style-name="P27">Craig Grannell; Victor Sumner; Dionysios Synodinos. The Essential Guide to HTML5 and CSS3 Web Design. Friends of ED, 2012. <text:a xlink:type="simple" xlink:href="https://proquest.safaribooksonline.com/book/web-development/9781430237860" text:style-name="Internet_20_link" text:visited-style-name="Visited_20_Internet_20_Link">https://proquest.safaribooksonline.com/book/web-development/9781430237860</text:a> </text:p>
        </text:list-item>
        <text:list-item>
          <text:p text:style-name="P27">Marijn Haverbeke. Eloquent JavaScript, 2nd Edition. No Starch Press, 2014. <text:a xlink:type="simple" xlink:href="https://proquest.safaribooksonline.com/9781457189821" text:style-name="Internet_20_link" text:visited-style-name="Visited_20_Internet_20_Link">https://proquest.safaribooksonline.com/9781457189821</text:a> </text:p>
        </text:list-item>
        <text:list-item>
          <text:p text:style-name="P27">Rodríguez, Artalejo, Mario, et al. Estructuras de datos: un enfoque moderno, Editorial Complutense, 2011. ProQuest Ebook Central, <text:a xlink:type="simple" xlink:href="https://ebookcentral.proquest.com/lib/bibalcala/detail.action?docID=3197488" text:style-name="Internet_20_link" text:visited-style-name="Visited_20_Internet_20_Link">https://ebookcentral.proquest.com/lib/bibalcala/detail.action?docID=3197488</text:a> </text:p>
        </text:list-item>
      </text:list>
      <text:h text:style-name="P37" text:outline-level="2"><text:bookmark-start text:name="__RefHeading___Toc1903_310977548"/>BIBLIOGRAFÍA <text:span text:style-name="T22">COMPLEMENTARIA</text:span><text:bookmark-end text:name="__RefHeading___Toc1903_310977548"/></text:h>
      <text:h text:style-name="P31" text:outline-level="1"><text:bookmark-start text:name="__RefHeading___Toc1905_310977548"/>PROFESORADO<text:bookmark-end text:name="__RefHeading___Toc1905_310977548"/></text:h>
      <text:h text:style-name="Heading_20_2" text:outline-level="2"><text:bookmark-start text:name="__RefHeading___Toc1907_310977548"/>ADOLFO SANZ DE DIEGO<text:bookmark-end text:name="__RefHeading___Toc1907_310977548"/></text:h>
      <text:p text:style-name="Text_20_body"><text:span text:style-name="T3">Adolfo Sanz de Diego</text:span> es Ingeniero Técnico Industrial por la Universidad Politécnica de Madrid. Después de hacer un Máster no Universitario de Programador y Administrador Intranet/Internet, se dedicó profesionalmente al desarrollo de aplicaciones web hasta que dio el salto a la docencia. <text:span text:style-name="T10">Acaba de terminar un Máster Universitario en Ingeniería del Software para la Web por la Universidad de Alcalá y como trabajo de fin de máster ha desarrollado una aplicación descentralizada de gestión de expedientes académicos con la blockchain de Ethereum. </text:span>Actualmente compagina su trabajo como asesor técnico docente en el servicio TIC de la Dirección General de Infraestructuras y Servicios de la Consejería de Educación <text:span text:style-name="T13">e Investigación</text:span><text:span text:style-name="T14"> </text:span>de la Comunidad de Madrid, con el de formador técnico especializado en tecnologías de desarrollo.</text:p>
      <text:p text:style-name="Text_20_body">Enlaces: <text:a xlink:type="simple" xlink:href="http://asanzdiego.com/" office:target-frame-name="_blank" xlink:show="new" text:style-name="ListLabel_20_2" text:visited-style-name="ListLabel_20_2"><text:span text:style-name="Internet_20_link">Blog</text:span></text:a> | <text:a xlink:type="simple" xlink:href="http://github.com/asanzdiego" office:target-frame-name="_blank" xlink:show="new" text:style-name="ListLabel_20_2" text:visited-style-name="ListLabel_20_2"><text:span text:style-name="Internet_20_link">GitHub</text:span></text:a> | <text:a xlink:type="simple" xlink:href="http://www.linkedin.com/in/asanzdiego" office:target-frame-name="_blank" xlink:show="new" text:style-name="ListLabel_20_2" text:visited-style-name="ListLabel_20_2"><text:span text:style-name="Internet_20_link">LinkedIn</text:span></text:a> | <text:a xlink:type="simple" xlink:href="http://www.slideshare.net/asanzdiego/" office:target-frame-name="_blank" xlink:show="new" text:style-name="ListLabel_20_2" text:visited-style-name="ListLabel_20_2"><text:span text:style-name="Internet_20_link">SlideShare</text:span></text:a> | <text:a xlink:type="simple" xlink:href="http://twitter.com/asanzdiego" office:target-frame-name="_blank" xlink:show="new" text:style-name="ListLabel_20_2" text:visited-style-name="ListLabel_20_2"><text:span text:style-name="Internet_20_link">Twitte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Arial, Helvetica, sans-serif"/>
    <style:font-face style:name="FreeSans1" svg:font-family="FreeSans" style:font-family-generic="swiss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Negrita" style:font-family-generic="swiss" style:font-pitch="variable"/>
    <style:font-face style:name="DejaVu Sans Condensed" svg:font-family="'DejaVu Sans Condensed'" style:font-adornments="Condensada" style:font-family-generic="swiss" style:font-pitch="variable"/>
    <style:font-face style:name="DejaVu Sans Condensed1" svg:font-family="'DejaVu Sans Condensed'" style:font-adornments="Condensada negrit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false" fo:line-height="100%" fo:text-align="justify" style:justify-single-word="false" fo:keep-together="always" fo:orphans="0" fo:widows="0" style:page-number="auto"/>
      <style:text-properties style:font-name="DejaVu Sans Condensed" fo:font-family="'DejaVu Sans Condensed'" style:font-style-name="Condensada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 fo:keep-with-next="always"/>
      <style:text-properties fo:text-transform="uppercase" style:font-name="DejaVu Sans Condensed1" fo:font-family="'DejaVu Sans Condensed'" style:font-style-name="Condensada negrita" style:font-family-generic="swiss" style:font-pitch="variable" fo:font-size="32pt" fo:font-weight="bold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loext:graphic-properties draw:fill-image-width="0cm" draw:fill-image-height="0cm"/>
      <style:paragraph-properties style:shadow="none"/>
      <style:text-properties style:font-name="DejaVu Sans" fo:font-family="'DejaVu Sans'" style:font-style-name="Negrita" style:font-family-generic="swiss" style:font-pitch="variable" fo:font-size="60pt" fo:font-weight="bold" style:font-size-asian="24pt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color="#0046ad" fo:font-size="32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4cm" loext:contextual-spacing="false" fo:text-align="start" style:justify-single-word="false" style:page-number="auto" fo:break-before="page"/>
      <style:text-properties fo:color="#0046ad" style:font-name="DejaVu Sans Condensed1" fo:font-family="'DejaVu Sans Condensed'" style:font-style-name="Condensada negrita" style:font-family-generic="swiss" style:font-pitch="variable" fo:font-size="16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6cm" loext:contextual-spacing="false" fo:text-align="start" style:justify-single-word="false" fo:text-indent="0cm" style:auto-text-indent="false" style:page-number="auto" style:shadow="none"/>
      <style:text-properties fo:color="#d3bf96" fo:font-size="14pt" style:text-underline-style="none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margin-left="0.199cm" fo:margin-right="0cm" fo:margin-top="0cm" fo:margin-bottom="0cm" loext:contextual-spacing="false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c7c2ba"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9afa5" style:font-name="DejaVu Sans Condensed" fo:font-family="'DejaVu Sans Condensed'" style:font-style-name="Condensada" style:font-family-generic="swiss" style:font-pitch="variable" fo:font-size="10pt" fo:font-weight="normal" style:font-size-asian="10.5pt"/>
    </style:style>
    <style:style style:name="Header" style:family="paragraph" style:parent-style-name="Standard" style:class="extra">
      <style:paragraph-properties fo:margin-top="0cm" fo:margin-bottom="0cm" loext:contextual-spacing="false" fo:line-height="100%"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46ad" style:font-name="DejaVu Sans Condensed1" fo:font-family="'DejaVu Sans Condensed'" style:font-style-name="Condensada negrita" style:font-family-generic="swiss" style:font-pitch="variable" fo:font-weight="bold" style:font-size-asian="10.5pt"/>
    </style:style>
    <style:style style:name="Table_20_Style_20_2" style:display-name="Table Style 2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1pt" style:font-style-asian="normal" style:font-weight-asian="normal" style:font-name-complex="Helvetica Neue1" style:font-family-complex="'Helvetica Neue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4cm" loext:contextual-spacing="false" fo:text-align="start" style:justify-single-word="false"/>
      <style:text-properties fo:color="#d3bf96" fo:font-size="14pt" fo:font-weight="bold" style:font-size-asian="101%" style:font-weight-asian="bold" style:font-size-complex="101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cm" loext:contextual-spacing="false" fo:text-align="start" style:justify-single-word="false" fo:text-indent="0cm" style:auto-text-indent="false" text:number-lines="false" text:line-number="0"/>
      <style:text-properties fo:color="#0046ad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46ad" fo:font-size="16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d3bf96" fo:font-size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style:use-window-font-color="true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" style:display-name="ListLabel 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I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A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6*"/>
    </style:style>
    <style:style style:name="Tabla2.B" style:family="table-column">
      <style:table-column-properties style:column-width="8.5cm" style:rel-column-width="32769*"/>
    </style:style>
    <style:style style:name="Tabla2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0.688cm"/>
    </style:style>
    <style:style style:name="Tabla1.A1" style:family="table-cell">
      <style:table-cell-properties fo:padding="0.097cm" fo:border="none"/>
    </style:style>
    <style:style style:name="MP1" style:family="paragraph" style:parent-style-name="Header">
      <style:text-properties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text-properties fo:font-size="2pt" officeooo:rsid="002ea92c" officeooo:paragraph-rsid="002ea92c" style:font-size-asian="1.75pt" style:font-size-complex="2pt"/>
    </style:style>
    <style:style style:name="MT1" style:family="text">
      <style:text-properties officeooo:rsid="002ea92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Table_20_Contents"><draw:frame draw:style-name="Mfr1" draw:name="Imagen1" text:anchor-type="as-char" svg:width="5.272cm" svg:height="1.584cm" draw:z-index="9"><draw:image xlink:href="Pictures/10000201000005300000018F489DDBFA461B1C8D.png" xlink:type="simple" xlink:show="embed" xlink:actuate="onLoad" loext:mime-type="image/png"/></draw:frame></text:p>
            </table:table-cell>
            <table:table-cell table:style-name="Tabla2.A1" office:value-type="string">
              <text:p text:style-name="MP1">SYLLABUS</text:p>
              <text:p text:style-name="MP1">TECNOLOGÍAS DE INTERNET</text:p>
              <text:p text:style-name="MP1">II ED. 2018-2019</text:p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 table:number-columns-repeated="3"/>
          <table:table-row table:style-name="Tabla1.1">
            <table:table-cell table:style-name="Tabla1.A1" office:value-type="string">
              <text:p text:style-name="Footer">Adolfo Sanz De Diego</text:p>
            </table:table-cell>
            <table:table-cell table:style-name="Tabla1.A1" office:value-type="string">
              <text:p text:style-name="MP2">www.masterethereum.com</text:p>
            </table:table-cell>
            <table:table-cell table:style-name="Tabla1.A1" office:value-type="string">
              <text:p text:style-name="MP3"><text:page-number text:select-page="current">10</text:page-number><text:s/><text:span text:style-name="MT1">de </text:span><text:span text:style-name="MT1"><text:page-count>10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03:53.930102529</meta:creation-date>
    <dc:date>2018-11-11T20:03:28.269109884</dc:date>
    <meta:editing-duration>PT7H45M</meta:editing-duration>
    <meta:editing-cycles>30</meta:editing-cycles>
    <meta:generator>LibreOffice/6.0.6.2$Linux_X86_64 LibreOffice_project/00m0$Build-2</meta:generator>
    <meta:document-statistic meta:table-count="4" meta:image-count="1" meta:object-count="0" meta:page-count="10" meta:paragraph-count="100" meta:word-count="930" meta:character-count="6141" meta:non-whitespace-character-count="5307"/>
  </office:meta>
</office:document-meta>
</file>